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2">
      <style:paragraph-properties fo:margin-top="0cm" fo:margin-bottom="0cm"/>
    </style:style>
    <style:style style:name="P8" style:family="paragraph" style:parent-style-name="Text_20_body" style:list-style-name="L3">
      <style:paragraph-properties fo:margin-top="0cm" fo:margin-bottom="0cm"/>
    </style:style>
    <style:style style:name="P9" style:family="paragraph" style:parent-style-name="Text_20_body" style:list-style-name="L4">
      <style:paragraph-properties fo:margin-top="0cm" fo:margin-bottom="0cm"/>
    </style:style>
    <style:style style:name="P10" style:family="paragraph" style:parent-style-name="Text_20_body" style:list-style-name="L5">
      <style:paragraph-properties fo:margin-top="0cm" fo:margin-bottom="0cm"/>
    </style:style>
    <style:style style:name="P11" style:family="paragraph" style:parent-style-name="Preformatted_20_Text">
      <style:paragraph-properties style:writing-mode="lr-tb"/>
    </style:style>
    <style:style style:name="P12" style:family="paragraph" style:parent-style-name="Preformatted_20_Text">
      <style:paragraph-properties fo:margin-top="0cm" fo:margin-bottom="0.499cm" style:writing-mode="lr-t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예외 상황이 발생했을 때 이를 처리하는 방법은 여러 가지가 있습니다. <text:span text:style-name="Source_20_Text">try-catch</text:span> 블록을 사용하거나, Spring의 <text:span text:style-name="Source_20_Text">@ExceptionHandler</text:span> 또는 <text:span text:style-name="Source_20_Text">@ControllerAdvice</text:span>를 활용할 수 있습니다.</text:p>
      <text:p text:style-name="Text_20_body">지금 작성된 코드는 <text:span text:style-name="Source_20_Text">throws Exception</text:span>을 사용하여 예외를 던지고 있지만, 이 경우 예외가 발생하면 기본적으로 HTTP 500 에러(서버 오류) 페이지가 표시될 것입니다. 이를 좀 더 사용자 친화적으로 처리하는 방법을 알아보겠습니다.</text:p>
      <text:h text:style-name="Heading_20_3" text:outline-level="3">1. <text:span text:style-name="Strong_20_Emphasis"><text:span text:style-name="Source_20_Text">try-catch</text:span></text:span><text:span text:style-name="Strong_20_Emphasis">를 사용하여 예외 처리하기</text:span></text:h>
      <text:p text:style-name="Text_20_body">코드 내부에서 발생할 수 있는 예외를 <text:span text:style-name="Source_20_Text">try-catch</text:span> 블록으로 처리하는 방법입니다.</text:p>
      <text:p text:style-name="Preformatted_20_Text">java</text:p>
      <text:p text:style-name="Preformatted_20_Text">코드 복사</text:p>
      <text:p text:style-name="P11"><text:span text:style-name="Source_20_Text">@GetMapping("/detail/{id}")</text:span></text:p>
      <text:p text:style-name="P11"><text:span text:style-name="Source_20_Text">public String detail(@PathVariable Integer id, Model model) {</text:span></text:p>
      <text:p text:style-name="P11"><text:span text:style-name="Source_20_Text"><text:s text:c="4"/>try {</text:span></text:p>
      <text:p text:style-name="P11"><text:span text:style-name="Source_20_Text"><text:s text:c="8"/>Optional&lt;Item&gt; result = itemRepository.findById(id);</text:span></text:p>
      <text:p text:style-name="P11"/>
      <text:p text:style-name="P11"><text:span text:style-name="Source_20_Text"><text:s text:c="8"/>if (result.isPresent()) {</text:span></text:p>
      <text:p text:style-name="P11"><text:span text:style-name="Source_20_Text"><text:s text:c="12"/>model.addAttribute("data", result.get());</text:span></text:p>
      <text:p text:style-name="P11"><text:span text:style-name="Source_20_Text"><text:s text:c="12"/>return "detail.html";</text:span></text:p>
      <text:p text:style-name="P11"><text:span text:style-name="Source_20_Text"><text:s text:c="8"/>} else {</text:span></text:p>
      <text:p text:style-name="P11"><text:span text:style-name="Source_20_Text"><text:s text:c="12"/>return "redirect:/list";</text:span></text:p>
      <text:p text:style-name="P11"><text:span text:style-name="Source_20_Text"><text:s text:c="8"/>}</text:span></text:p>
      <text:p text:style-name="P11"><text:span text:style-name="Source_20_Text"><text:s text:c="4"/>} catch (Exception e) {</text:span></text:p>
      <text:p text:style-name="P11"><text:span text:style-name="Source_20_Text"><text:s text:c="8"/>// 에러 메시지를 로그에 기록하거나, 사용자에게 보여줄 수 있습니다.</text:span></text:p>
      <text:p text:style-name="P11"><text:span text:style-name="Source_20_Text"><text:s text:c="8"/>model.addAttribute("errorMessage", "잘못된 요청입니다: " + e.getMessage());</text:span></text:p>
      <text:p text:style-name="P11"><text:span text:style-name="Source_20_Text"><text:s text:c="8"/>return "error.html"; // 에러 페이지로 이동</text:span></text:p>
      <text:p text:style-name="P11"><text:span text:style-name="Source_20_Text"><text:s text:c="4"/>}</text:span></text:p>
      <text:p text:style-name="P12"><text:span text:style-name="Source_20_Text">}</text:span></text:p>
      <text:h text:style-name="Heading_20_3" text:outline-level="3">2. <text:span text:style-name="Strong_20_Emphasis"><text:span text:style-name="Source_20_Text">@ExceptionHandler</text:span></text:span><text:span text:style-name="Strong_20_Emphasis">를 사용한 예외 처리</text:span></text:h>
      <text:p text:style-name="Text_20_body">컨트롤러 내부에서 특정 예외가 발생했을 때 이를 처리할 수 있는 메서드를 정의합니다.</text:p>
      <text:p text:style-name="Preformatted_20_Text">java</text:p>
      <text:p text:style-name="Preformatted_20_Text">코드 복사</text:p>
      <text:p text:style-name="P11"><text:span text:style-name="Source_20_Text">@Controller</text:span></text:p>
      <text:p text:style-name="P11"><text:span text:style-name="Source_20_Text">public class ItemController {</text:span></text:p>
      <text:p text:style-name="P11"/>
      <text:p text:style-name="P11"><text:span text:style-name="Source_20_Text"><text:s text:c="4"/>@GetMapping("/detail/{id}")</text:span></text:p>
      <text:p text:style-name="P11"><text:span text:style-name="Source_20_Text"><text:s text:c="4"/>public String detail(@PathVariable Integer id, Model model) throws Exception {</text:span></text:p>
      <text:p text:style-name="P11"><text:span text:style-name="Source_20_Text"><text:s text:c="8"/>Optional&lt;Item&gt; result = itemRepository.findById(id);</text:span></text:p>
      <text:p text:style-name="P11"/>
      <text:p text:style-name="P11"><text:span text:style-name="Source_20_Text"><text:s text:c="8"/>if (result.isPresent()) {</text:span></text:p>
      <text:p text:style-name="P11"><text:span text:style-name="Source_20_Text"><text:s text:c="12"/>model.addAttribute("data", result.get());</text:span></text:p>
      <text:p text:style-name="P11"><text:span text:style-name="Source_20_Text"><text:s text:c="12"/>return "detail.html";</text:span></text:p>
      <text:p text:style-name="P11"><text:span text:style-name="Source_20_Text"><text:s text:c="8"/>} else {</text:span></text:p>
      <text:p text:style-name="P11"><text:span text:style-name="Source_20_Text"><text:s text:c="12"/>return "redirect:/list";</text:span></text:p>
      <text:p text:style-name="P11"><text:span text:style-name="Source_20_Text"><text:s text:c="8"/>}</text:span></text:p>
      <text:p text:style-name="P11"><text:span text:style-name="Source_20_Text"><text:s text:c="4"/>}</text:span></text:p>
      <text:p text:style-name="P11"/>
      <text:p text:style-name="P11"><text:span text:style-name="Source_20_Text"><text:s text:c="4"/>@ExceptionHandler(Exception.class)</text:span></text:p>
      <text:p text:style-name="P11"><text:soft-page-break/><text:span text:style-name="Source_20_Text"><text:s text:c="4"/>public String handleException(Exception e, Model model) {</text:span></text:p>
      <text:p text:style-name="P11"><text:span text:style-name="Source_20_Text"><text:s text:c="8"/>model.addAttribute("errorMessage", "에러가 발생했습니다: " + e.getMessage());</text:span></text:p>
      <text:p text:style-name="P11"><text:span text:style-name="Source_20_Text"><text:s text:c="8"/>return "error.html"; // 에러 페이지로 이동</text:span></text:p>
      <text:p text:style-name="P11"><text:span text:style-name="Source_20_Text"><text:s text:c="4"/>}</text:span></text:p>
      <text:p text:style-name="P12"><text:span text:style-name="Source_20_Text">}</text:span></text:p>
      <text:p text:style-name="Text_20_body">이렇게 하면, <text:span text:style-name="Source_20_Text">detail</text:span> 메서드에서 예외가 발생했을 때 <text:span text:style-name="Source_20_Text">handleException</text:span> 메서드가 호출되어 예외를 처리하게 됩니다. <text:span text:style-name="Source_20_Text">error.html</text:span> 페이지로 이동하며, 사용자에게 에러 메시지를 보여줄 수 있습니다.</text:p>
      <text:h text:style-name="Heading_20_3" text:outline-level="3">3. <text:span text:style-name="Strong_20_Emphasis"><text:span text:style-name="Source_20_Text">@ControllerAdvice</text:span></text:span><text:span text:style-name="Strong_20_Emphasis">를 사용한 글로벌 예외 처리</text:span></text:h>
      <text:p text:style-name="Text_20_body">모든 컨트롤러에서 발생하는 예외를 처리하려면, <text:span text:style-name="Source_20_Text">@ControllerAdvice</text:span>를 사용하여 글로벌 예외 처리기를 만들 수 있습니다.</text:p>
      <text:p text:style-name="Preformatted_20_Text">java</text:p>
      <text:p text:style-name="Preformatted_20_Text">코드 복사</text:p>
      <text:p text:style-name="P11"><text:span text:style-name="Source_20_Text">@ControllerAdvice</text:span></text:p>
      <text:p text:style-name="P11"><text:span text:style-name="Source_20_Text">public class GlobalExceptionHandler {</text:span></text:p>
      <text:p text:style-name="P11"/>
      <text:p text:style-name="P11"><text:span text:style-name="Source_20_Text"><text:s text:c="4"/>@ExceptionHandler(Exception.class)</text:span></text:p>
      <text:p text:style-name="P11"><text:span text:style-name="Source_20_Text"><text:s text:c="4"/>public String handleAllExceptions(Exception e, Model model) {</text:span></text:p>
      <text:p text:style-name="P11"><text:span text:style-name="Source_20_Text"><text:s text:c="8"/>model.addAttribute("errorMessage", "에러가 발생했습니다: " + e.getMessage());</text:span></text:p>
      <text:p text:style-name="P11"><text:span text:style-name="Source_20_Text"><text:s text:c="8"/>return "error.html"; // 에러 페이지로 이동</text:span></text:p>
      <text:p text:style-name="P11"><text:span text:style-name="Source_20_Text"><text:s text:c="4"/>}</text:span></text:p>
      <text:p text:style-name="P12"><text:span text:style-name="Source_20_Text">}</text:span></text:p>
      <text:p text:style-name="Text_20_body">이렇게 하면, 애플리케이션 전체에서 발생하는 모든 <text:span text:style-name="Source_20_Text">Exception</text:span>을 처리하고 <text:span text:style-name="Source_20_Text">error.html</text:span> 페이지로 이동할 수 있습니다.</text:p>
      <text:h text:style-name="Heading_20_3" text:outline-level="3">요약</text:h>
      <text:list xml:id="list1778230318313790881" text:style-name="L1">
        <text:list-item>
          <text:p text:style-name="P6"><text:span text:style-name="Source_20_Text">try-catch</text:span>를 사용하면 개별 메서드에서 예외를 직접 처리할 수 있습니다.</text:p>
        </text:list-item>
        <text:list-item>
          <text:p text:style-name="P6"><text:span text:style-name="Source_20_Text">@ExceptionHandler</text:span>를 사용하면 특정 컨트롤러에서 발생하는 예외를 처리할 수 있습니다.</text:p>
        </text:list-item>
        <text:list-item>
          <text:p text:style-name="P1"><text:span text:style-name="Source_20_Text">@ControllerAdvice</text:span>는 애플리케이션 전역에서 예외를 처리하는 데 유용합니다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<text:span text:style-name="Source_20_Text">@ControllerAdvice</text:span>와 <text:span text:style-name="Source_20_Text">@ExceptionHandler</text:span>를 사용한 글로벌 예외 처리 방법을 잘 적용하셨습니다. 이 코드에서는 애플리케이션의 모든 컨트롤러에서 발생하는 <text:span text:style-name="Source_20_Text">Exception</text:span>을 처리하고, 클라이언트에게 HTTP 상태 코드 400(Bad Request)와 함께 에러 메시지를 반환하는 역할을 합니다.</text:p>
      <text:p text:style-name="Text_20_body">코드의 각 부분을 설명해 드리겠습니다:</text:p>
      <text:h text:style-name="Heading_20_3" text:outline-level="3">1. <text:span text:style-name="Strong_20_Emphasis"><text:span text:style-name="Source_20_Text">@ControllerAdvice</text:span></text:span></text:h>
      <text:list xml:id="list9116335945939191223" text:style-name="L2">
        <text:list-item>
          <text:p text:style-name="P7"><text:span text:style-name="Strong_20_Emphasis">의미</text:span>: <text:span text:style-name="Source_20_Text">@ControllerAdvice</text:span>는 Spring MVC에서 글로벌 예외 처리를 제공하는 애노테이션입니다. 이를 사용하면 애플리케이션의 모든 컨트롤러에서 발생하는 예외를 중앙에서 처리할 수 있습니다.</text:p>
        </text:list-item>
        <text:list-item>
          <text:p text:style-name="P2"><text:span text:style-name="Strong_20_Emphasis">역할</text:span>: 컨트롤러에서 발생하는 특정 예외를 잡아내고, 그에 따른 응답을 클라이언트에게 보낼 수 있습니다.</text:p>
        </text:list-item>
      </text:list>
      <text:h text:style-name="Heading_20_3" text:outline-level="3">2. <text:span text:style-name="Strong_20_Emphasis"><text:span text:style-name="Source_20_Text">@ExceptionHandler(Exception.class)</text:span></text:span></text:h>
      <text:list xml:id="list5605551537287149044" text:style-name="L3">
        <text:list-item>
          <text:p text:style-name="P8"><text:span text:style-name="Strong_20_Emphasis">의미</text:span>: <text:span text:style-name="Source_20_Text">@ExceptionHandler</text:span>는 특정 예외가 발생했을 때 이를 처리할 메서드를 지정하는 데 사용됩니다. 여기서는 <text:span text:style-name="Source_20_Text">Exception.class</text:span>로 설정되어 있어, 모든 종류의 <text:span text:style-name="Source_20_Text">Exception</text:span>을 처리할 수 있습니다.</text:p>
        </text:list-item>
        <text:list-item>
          <text:p text:style-name="P3"><text:span text:style-name="Strong_20_Emphasis">역할</text:span>: 지정된 예외가 발생하면 해당 메서드가 호출됩니다.</text:p>
        </text:list-item>
      </text:list>
      <text:h text:style-name="Heading_20_3" text:outline-level="3">3. <text:span text:style-name="Strong_20_Emphasis"><text:span text:style-name="Source_20_Text">public ResponseEntity&lt;String&gt; handler()</text:span></text:span></text:h>
      <text:list xml:id="list3943349179675208710" text:style-name="L4">
        <text:list-item>
          <text:p text:style-name="P9"><text:span text:style-name="Strong_20_Emphasis">의미</text:span>: 이 메서드는 예외가 발생했을 때 호출됩니다. 메서드는 <text:span text:style-name="Source_20_Text">ResponseEntity&lt;String&gt;</text:span>을 반환하며, 이는 HTTP 응답의 상태 코드와 본문을 포함합니다.</text:p>
        </text:list-item>
        <text:list-item>
          <text:p text:style-name="P4"><text:span text:style-name="Strong_20_Emphasis">역할</text:span>: 예외 발생 시, HTTP 상태 코드 400과 함께 <text:span text:style-name="Source_20_Text">"에러났어!!!!!!"</text:span>라는 메시지를 클라이언트에게 응답합니다.</text:p>
        </text:list-item>
      </text:list>
      <text:h text:style-name="Heading_20_3" text:outline-level="3">4. <text:span text:style-name="Strong_20_Emphasis"><text:span text:style-name="Source_20_Text">ResponseEntity.status(400).body("에러났어!!!!!!");</text:span></text:span></text:h>
      <text:list xml:id="list1363192984915015468" text:style-name="L5">
        <text:list-item>
          <text:p text:style-name="P10"><text:span text:style-name="Strong_20_Emphasis">의미</text:span>: <text:span text:style-name="Source_20_Text">ResponseEntity</text:span>는 HTTP 응답을 나타내는 객체입니다. 여기서 <text:span text:style-name="Source_20_Text">status(400)</text:span>은 HTTP 상태 코드 400을 의미하며, 이는 클라이언트의 잘못된 요청을 의미합니다. <text:span text:style-name="Source_20_Text">body("에러났어!!!!!!")</text:span>는 응답 본문에 들어갈 내용을 설정합니다.</text:p>
        </text:list-item>
        <text:list-item>
          <text:p text:style-name="P5"><text:span text:style-name="Strong_20_Emphasis">역할</text:span>: 클라이언트가 잘못된 요청을 했을 때, 이 응답이 클라이언트에게 전달됩니다.</text:p>
        </text:list-item>
      </text:list>
      <text:h text:style-name="Heading_20_3" text:outline-level="3">요약</text:h>
      <text:p text:style-name="Text_20_body">이 코드는 애플리케이션 전역에서 발생할 수 있는 모든 예외를 처리하며, 예외가 발생하면 HTTP 상태 코드 400과 함께 <text:span text:style-name="Source_20_Text">"에러났어!!!!!!"</text:span>라는 메시지를 반환합니다.</text:p>
      <text:p text:style-name="Text_20_body">이렇게 설정하면 사용자에게 더 나은 에러 메시지를 제공할 수 있으며, 예외가 발생할 때마다 코드의 일관성을 유지할 수 있습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0T21:23:52.84</meta:creation-date>
    <dc:date>2024-08-20T21:27:04.69</dc:date>
    <meta:editing-duration>PT3M11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3" meta:paragraph-count="79" meta:word-count="1375" meta:character-count="3509"/>
  </office:meta>
</office:document-meta>
</file>